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16f93c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officeooo:rsid="0016f93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f93c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//<text:tab/><text:span text:style-name="T3">ONE</text:span></text:p>
      <text:p text:style-name="Standard">#include &lt;sys/types.h&gt;</text:p>
      <text:p text:style-name="Standard">#include &lt;stdio.h&gt;</text:p>
      <text:p text:style-name="Standard">#include &lt;string.h&gt;</text:p>
      <text:p text:style-name="Standard">#include &lt;stdlib.h&gt;</text:p>
      <text:p text:style-name="Standard">#include &lt;pthread.h&gt;</text:p>
      <text:p text:style-name="Standard">#include &lt;sys/ipc.h&gt;</text:p>
      <text:p text:style-name="Standard">#include &lt;sys/sem.h&gt;</text:p>
      <text:p text:style-name="Standard">#include &lt;unistd.h&gt;</text:p>
      <text:p text:style-name="Standard"/>
      <text:p text:style-name="Standard">#define SEM_MUTEX_KEY "/tmp/sem-mutex-key"</text:p>
      <text:p text:style-name="Standard">#define SEM_BUFFER_COUNT_KEY "/tmp/sem-buffer-count-key"</text:p>
      <text:p text:style-name="Standard">#define SEM_SPOOL_SIGNAL_KEY "/tmp/sem-spool-signal-key"</text:p>
      <text:p text:style-name="Standard">#define MAX_BUFFERS 10</text:p>
      <text:p text:style-name="Standard"/>
      <text:p text:style-name="Standard">char buf[MAX_BUFFERS][100];</text:p>
      <text:p text:style-name="Standard">int buffer_index;</text:p>
      <text:p text:style-name="Standard">int buffer_print_index;</text:p>
      <text:p text:style-name="Standard">int mutex_sem, buffer_count_sem, spool_signal_sem;</text:p>
      <text:p text:style-name="Standard"/>
      <text:p text:style-name="Standard">void *producer(void *arg);</text:p>
      <text:p text:style-name="Standard">void *spooler(void *arg);</text:p>
      <text:p text:style-name="Standard"/>
      <text:p text:style-name="Standard">int main() {</text:p>
      <text:p text:style-name="Standard"><text:s text:c="4"/>key_t s_key;</text:p>
      <text:p text:style-name="Standard"><text:s text:c="4"/>union semun {</text:p>
      <text:p text:style-name="Standard"><text:s text:c="8"/>int val;</text:p>
      <text:p text:style-name="Standard"><text:s text:c="8"/>struct semid_ds *buf;</text:p>
      <text:p text:style-name="Standard"><text:s text:c="8"/>ushort array[1];</text:p>
      <text:p text:style-name="Standard"><text:s text:c="4"/>} sem_attr;</text:p>
      <text:p text:style-name="Standard"><text:s text:c="4"/>pthread_t tid_producer[10], tid_spooler;</text:p>
      <text:p text:style-name="Standard"><text:s text:c="4"/>int i, r;</text:p>
      <text:p text:style-name="Standard"/>
      <text:p text:style-name="Standard"><text:s text:c="4"/>buffer_index = buffer_print_index = 0;</text:p>
      <text:p text:style-name="Standard"/>
      <text:p text:style-name="Standard"><text:s text:c="4"/>if ((s_key = ftok(SEM_MUTEX_KEY, 'a')) == -1) {</text:p>
      <text:p text:style-name="Standard"><text:s text:c="8"/>perror("ftok");</text:p>
      <text:p text:style-name="Standard"><text:s text:c="8"/>exit(1);</text:p>
      <text:p text:style-name="Standard"><text:s text:c="4"/>}</text:p>
      <text:p text:style-name="Standard"><text:s text:c="4"/>if ((mutex_sem = semget(s_key, 1, 0660 | IPC_CREAT)) == -1) {</text:p>
      <text:p text:style-name="Standard"><text:s text:c="8"/>perror("semget");</text:p>
      <text:p text:style-name="Standard"><text:s text:c="8"/>exit(1);</text:p>
      <text:p text:style-name="Standard"><text:s text:c="4"/>}</text:p>
      <text:p text:style-name="Standard"><text:s text:c="4"/>sem_attr.val = 1;</text:p>
      <text:p text:style-name="Standard"><text:s text:c="4"/>if (semctl(mutex_sem, 0, SETVAL, sem_attr) == -1) {</text:p>
      <text:p text:style-name="Standard"><text:s text:c="8"/>perror("semctl SETVAL");</text:p>
      <text:p text:style-name="Standard"><text:s text:c="8"/>exit(1);</text:p>
      <text:p text:style-name="Standard"><text:s text:c="4"/>}</text:p>
      <text:p text:style-name="Standard"/>
      <text:p text:style-name="Standard"><text:s text:c="4"/>if ((s_key = ftok(SEM_BUFFER_COUNT_KEY, 'a')) == -1) {</text:p>
      <text:p text:style-name="Standard"><text:s text:c="8"/>perror("ftok");</text:p>
      <text:p text:style-name="Standard"><text:s text:c="8"/>exit(1);</text:p>
      <text:p text:style-name="Standard"><text:soft-page-break/><text:s text:c="4"/>}</text:p>
      <text:p text:style-name="Standard"><text:s text:c="4"/>if ((buffer_count_sem = semget(s_key, 1, 0660 | IPC_CREAT)) == -1) {</text:p>
      <text:p text:style-name="Standard"><text:s text:c="8"/>perror("semget");</text:p>
      <text:p text:style-name="Standard"><text:s text:c="8"/>exit(1);</text:p>
      <text:p text:style-name="Standard"><text:s text:c="4"/>}</text:p>
      <text:p text:style-name="Standard"><text:s text:c="4"/>sem_attr.val = MAX_BUFFERS;</text:p>
      <text:p text:style-name="Standard"><text:s text:c="4"/>if (semctl(buffer_count_sem, 0, SETVAL, sem_attr) == -1) {</text:p>
      <text:p text:style-name="Standard"><text:s text:c="8"/>perror(" semctl SETVAL ");</text:p>
      <text:p text:style-name="Standard"><text:s text:c="8"/>exit(1);</text:p>
      <text:p text:style-name="Standard"><text:s text:c="4"/>}</text:p>
      <text:p text:style-name="Standard"/>
      <text:p text:style-name="Standard"><text:s text:c="4"/>if ((s_key = ftok(SEM_SPOOL_SIGNAL_KEY, 'a')) == -1) {</text:p>
      <text:p text:style-name="Standard"><text:s text:c="8"/>perror("ftok");</text:p>
      <text:p text:style-name="Standard"><text:s text:c="8"/>exit(1);</text:p>
      <text:p text:style-name="Standard"><text:s text:c="4"/>}</text:p>
      <text:p text:style-name="Standard"><text:s text:c="4"/>if ((spool_signal_sem = semget(s_key, 1, 0660 | IPC_CREAT)) == -1) {</text:p>
      <text:p text:style-name="Standard"><text:s text:c="8"/>perror("semget");</text:p>
      <text:p text:style-name="Standard"><text:s text:c="8"/>exit(1);</text:p>
      <text:p text:style-name="Standard"><text:s text:c="4"/>}</text:p>
      <text:p text:style-name="Standard"><text:s text:c="4"/>sem_attr.val = 0;</text:p>
      <text:p text:style-name="Standard"><text:s text:c="4"/>if (semctl(spool_signal_sem, 0, SETVAL, sem_attr) == -1) {</text:p>
      <text:p text:style-name="Standard"><text:s text:c="8"/>perror(" semctl SETVAL ");</text:p>
      <text:p text:style-name="Standard"><text:s text:c="8"/>exit(1);</text:p>
      <text:p text:style-name="Standard"><text:s text:c="4"/>}</text:p>
      <text:p text:style-name="Standard"/>
      <text:p text:style-name="Standard"><text:s text:c="4"/>if ((r = pthread_create(&amp;tid_spooler, NULL, spooler, NULL)) != 0) {</text:p>
      <text:p text:style-name="Standard"><text:s text:c="8"/>fprintf(stderr, "Error = %d (%s)\n", r, strerror(r));</text:p>
      <text:p text:style-name="Standard"><text:s text:c="8"/>exit(1);</text:p>
      <text:p text:style-name="Standard"><text:s text:c="4"/>}</text:p>
      <text:p text:style-name="Standard"/>
      <text:p text:style-name="Standard"><text:s text:c="4"/>int thread_no[10];</text:p>
      <text:p text:style-name="Standard"><text:s text:c="4"/>for (i = 0; i &lt; 10; i++) {</text:p>
      <text:p text:style-name="Standard"><text:s text:c="8"/>thread_no[i] = i;</text:p>
      <text:p text:style-name="Standard"><text:s text:c="8"/>if ((r = pthread_create(&amp;tid_producer[i], NULL, producer, (void *)&amp;thread_no[i])) != 0) {</text:p>
      <text:p text:style-name="Standard"><text:s text:c="12"/>fprintf(stderr, "Error = %d (%s)\n", r, strerror(r));</text:p>
      <text:p text:style-name="Standard"><text:s text:c="12"/>exit(1);</text:p>
      <text:p text:style-name="Standard"><text:s text:c="8"/>}</text:p>
      <text:p text:style-name="Standard"><text:s text:c="4"/>}</text:p>
      <text:p text:style-name="Standard"/>
      <text:p text:style-name="Standard"><text:s text:c="4"/>for (i = 0; i &lt; 10; i++) {</text:p>
      <text:p text:style-name="Standard"><text:s text:c="8"/>if ((r = pthread_join(tid_producer[i], NULL)) == -1) {</text:p>
      <text:p text:style-name="Standard"><text:s text:c="12"/>fprintf(stderr, "Error = %d (%s)\n", r, strerror(r));</text:p>
      <text:p text:style-name="Standard"><text:s text:c="12"/>exit(1);</text:p>
      <text:p text:style-name="Standard"><text:s text:c="8"/>}</text:p>
      <text:p text:style-name="Standard"><text:s text:c="4"/>}</text:p>
      <text:p text:style-name="Standard"/>
      <text:p text:style-name="Standard"><text:s text:c="4"/>struct sembuf asem[1];</text:p>
      <text:p text:style-name="Standard"><text:s text:c="4"/>asem[0].sem_num = 0;</text:p>
      <text:p text:style-name="Standard"><text:s text:c="4"/>asem[0].sem_op = 0;</text:p>
      <text:p text:style-name="Standard"><text:s text:c="4"/>asem[0].sem_flg = 0;</text:p>
      <text:p text:style-name="Standard"><text:s text:c="4"/>if (semop(spool_signal_sem, asem, 1) == -1) {</text:p>
      <text:p text:style-name="Standard"><text:s text:c="8"/>perror("semop: spool_signal_sem");</text:p>
      <text:p text:style-name="Standard"><text:soft-page-break/><text:s text:c="8"/>exit(1);</text:p>
      <text:p text:style-name="Standard"><text:s text:c="4"/>}</text:p>
      <text:p text:style-name="Standard"/>
      <text:p text:style-name="Standard"><text:s text:c="4"/>if ((r = pthread_cancel(tid_spooler)) != 0) {</text:p>
      <text:p text:style-name="Standard"><text:s text:c="8"/>fprintf(stderr, "Error = %d (%s)\n", r, strerror(r));</text:p>
      <text:p text:style-name="Standard"><text:s text:c="8"/>exit(1);</text:p>
      <text:p text:style-name="Standard"><text:s text:c="4"/>}</text:p>
      <text:p text:style-name="Standard"/>
      <text:p text:style-name="Standard"><text:s text:c="4"/>if (semctl(mutex_sem, 0, IPC_RMID) == -1) {</text:p>
      <text:p text:style-name="Standard"><text:s text:c="8"/>perror("semctl IPC_RMID");</text:p>
      <text:p text:style-name="Standard"><text:s text:c="8"/>exit(1);</text:p>
      <text:p text:style-name="Standard"><text:s text:c="4"/>}</text:p>
      <text:p text:style-name="Standard"><text:s text:c="4"/>if (semctl(buffer_count_sem, 0, IPC_RMID) == -1) {</text:p>
      <text:p text:style-name="Standard"><text:s text:c="8"/>perror("semctl IPC_RMID");</text:p>
      <text:p text:style-name="Standard"><text:s text:c="8"/>exit(1);</text:p>
      <text:p text:style-name="Standard"><text:s text:c="4"/>}</text:p>
      <text:p text:style-name="Standard"><text:s text:c="4"/>if (semctl(spool_signal_sem, 0, IPC_RMID) == -1) {</text:p>
      <text:p text:style-name="Standard"><text:s text:c="8"/>perror("semctl IPC_RMID");</text:p>
      <text:p text:style-name="Standard"><text:s text:c="8"/>exit(1);</text:p>
      <text:p text:style-name="Standard"><text:s text:c="4"/>}</text:p>
      <text:p text:style-name="Standard"/>
      <text:p text:style-name="Standard"><text:s text:c="4"/>exit(0);</text:p>
      <text:p text:style-name="Standard">}</text:p>
      <text:p text:style-name="Standard"/>
      <text:p text:style-name="Standard">void *producer(void *arg) {</text:p>
      <text:p text:style-name="Standard"><text:s text:c="4"/>int i;</text:p>
      <text:p text:style-name="Standard"><text:s text:c="4"/>int my_id = *((int *)arg);</text:p>
      <text:p text:style-name="Standard"><text:s text:c="4"/>struct sembuf asem[1];</text:p>
      <text:p text:style-name="Standard"><text:s text:c="4"/>int count = 0;</text:p>
      <text:p text:style-name="Standard"/>
      <text:p text:style-name="Standard"><text:s text:c="4"/>asem[0].sem_num = 0;</text:p>
      <text:p text:style-name="Standard"><text:s text:c="4"/>asem[0].sem_op = 0;</text:p>
      <text:p text:style-name="Standard"><text:s text:c="4"/>asem[0].sem_flg = 0;</text:p>
      <text:p text:style-name="Standard"/>
      <text:p text:style-name="Standard"><text:s text:c="4"/>for (i = 0; i &lt; 10; i++) {</text:p>
      <text:p text:style-name="Standard"><text:s text:c="8"/>asem[0].sem_op = -1;</text:p>
      <text:p text:style-name="Standard"><text:s text:c="8"/>if (semop(buffer_count_sem, asem, 1) == -1) {</text:p>
      <text:p text:style-name="Standard"><text:s text:c="12"/>perror("semop: buffer_count_sem");</text:p>
      <text:p text:style-name="Standard"><text:s text:c="12"/>exit(1);</text:p>
      <text:p text:style-name="Standard"><text:s text:c="8"/>}</text:p>
      <text:p text:style-name="Standard"/>
      <text:p text:style-name="Standard"><text:s text:c="8"/>asem[0].sem_op = -1;</text:p>
      <text:p text:style-name="Standard"><text:s text:c="8"/>if (semop(mutex_sem, asem, 1) == -1) {</text:p>
      <text:p text:style-name="Standard"><text:s text:c="12"/>perror("semop: mutex_sem");</text:p>
      <text:p text:style-name="Standard"><text:s text:c="12"/>exit(1);</text:p>
      <text:p text:style-name="Standard"><text:s text:c="8"/>}</text:p>
      <text:p text:style-name="Standard"/>
      <text:p text:style-name="Standard"><text:s text:c="8"/>int j = buffer_index;</text:p>
      <text:p text:style-name="Standard"><text:s text:c="8"/>buffer_index++;</text:p>
      <text:p text:style-name="Standard"><text:s text:c="8"/>if (buffer_index == MAX_BUFFERS)</text:p>
      <text:p text:style-name="Standard"><text:s text:c="12"/>buffer_index = 0;</text:p>
      <text:p text:style-name="Standard"/>
      <text:p text:style-name="Standard"><text:soft-page-break/><text:s text:c="8"/>asem[0].sem_op = 1;</text:p>
      <text:p text:style-name="Standard"><text:s text:c="8"/>if (semop(mutex_sem, asem, 1) == -1) {</text:p>
      <text:p text:style-name="Standard"><text:s text:c="12"/>perror("semop: mutex_sem");</text:p>
      <text:p text:style-name="Standard"><text:s text:c="12"/>exit(1);</text:p>
      <text:p text:style-name="Standard"><text:s text:c="8"/>}</text:p>
      <text:p text:style-name="Standard"/>
      <text:p text:style-name="Standard"><text:s text:c="8"/>sprintf(buf[j], "Thread %d: %d\n", my_id, ++count);</text:p>
      <text:p text:style-name="Standard"><text:s text:c="8"/>asem[0].sem_op = 1;</text:p>
      <text:p text:style-name="Standard"><text:s text:c="8"/>if (semop(spool_signal_sem, asem, 1) == -1) {</text:p>
      <text:p text:style-name="Standard"><text:s text:c="12"/>perror("semop: spool_signal_sem");</text:p>
      <text:p text:style-name="Standard"><text:s text:c="12"/>exit(1);</text:p>
      <text:p text:style-name="Standard"><text:s text:c="8"/>}</text:p>
      <text:p text:style-name="Standard"/>
      <text:p text:style-name="Standard"><text:s text:c="8"/>sleep(1);</text:p>
      <text:p text:style-name="Standard"><text:s text:c="4"/>}</text:p>
      <text:p text:style-name="Standard">}</text:p>
      <text:p text:style-name="Standard"/>
      <text:p text:style-name="Standard">void *spooler(void *arg) {</text:p>
      <text:p text:style-name="Standard"><text:s text:c="4"/>struct sembuf asem[1];</text:p>
      <text:p text:style-name="Standard"/>
      <text:p text:style-name="Standard"><text:s text:c="4"/>asem[0].sem_num = 0;</text:p>
      <text:p text:style-name="Standard"><text:s text:c="4"/>asem[0].sem_op = 0;</text:p>
      <text:p text:style-name="Standard"><text:s text:c="4"/>asem[0].sem_flg = 0;</text:p>
      <text:p text:style-name="Standard"/>
      <text:p text:style-name="Standard"><text:s text:c="4"/>while (1) {</text:p>
      <text:p text:style-name="Standard"><text:s text:c="8"/>asem[0].sem_op = -1;</text:p>
      <text:p text:style-name="Standard"><text:s text:c="8"/>if (semop(spool_signal_sem, asem, 1) == -1) {</text:p>
      <text:p text:style-name="Standard"><text:s text:c="12"/>perror("semop: spool_signal_sem");</text:p>
      <text:p text:style-name="Standard"><text:s text:c="12"/>exit(1);</text:p>
      <text:p text:style-name="Standard"><text:s text:c="8"/>}</text:p>
      <text:p text:style-name="Standard"/>
      <text:p text:style-name="Standard"><text:s text:c="8"/>printf("%s", buf[buffer_print_index]);</text:p>
      <text:p text:style-name="Standard"/>
      <text:p text:style-name="Standard"><text:s text:c="8"/>buffer_print_index++;</text:p>
      <text:p text:style-name="Standard"><text:s text:c="8"/>if (buffer_print_index == MAX_BUFFERS)</text:p>
      <text:p text:style-name="Standard"><text:s text:c="12"/>buffer_print_index = 0;</text:p>
      <text:p text:style-name="Standard"/>
      <text:p text:style-name="Standard"><text:s text:c="8"/>asem[0].sem_op = 1;</text:p>
      <text:p text:style-name="Standard"><text:s text:c="8"/>if (semop(buffer_count_sem, asem, 1) == -1) {</text:p>
      <text:p text:style-name="Standard"><text:s text:c="12"/>perror("semop: buffer_count_sem");</text:p>
      <text:p text:style-name="Standard"><text:s text:c="12"/>exit(1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P1"/>
      <text:p text:style-name="Standard"><text:tab/><text:span text:style-name="T2">// </text:span><text:span text:style-name="T3">TWO</text:span></text:p>
      <text:p text:style-name="Standard"/>
      <text:p text:style-name="Standard">#include &lt;stdio.h&gt;</text:p>
      <text:p text:style-name="Standard">#include &lt;pthread.h&gt;</text:p>
      <text:p text:style-name="Standard">#include &lt;semaphore.h&gt;</text:p>
      <text:p text:style-name="Standard">#include &lt;unistd.h&gt;</text:p>
      <text:p text:style-name="Standard"><text:soft-page-break/>#include &lt;stdbool.h&gt;</text:p>
      <text:p text:style-name="Standard"/>
      <text:p text:style-name="Standard">#define NUM_PHILOSOPHERS 5</text:p>
      <text:p text:style-name="Standard">#define EATING 0</text:p>
      <text:p text:style-name="Standard">#define THINKING 1</text:p>
      <text:p text:style-name="Standard">#define HUNGRY 2</text:p>
      <text:p text:style-name="Standard"/>
      <text:p text:style-name="Standard">int state[NUM_PHILOSOPHERS];</text:p>
      <text:p text:style-name="Standard">sem_t mutex;</text:p>
      <text:p text:style-name="Standard">sem_t chopsticks[NUM_PHILOSOPHERS];</text:p>
      <text:p text:style-name="Standard">int total_eat_count = 0; // Total number of times all philosophers have eaten</text:p>
      <text:p text:style-name="Standard"/>
      <text:p text:style-name="Standard">void grab_forks(int philosopher_id) {</text:p>
      <text:p text:style-name="Standard"><text:s text:c="4"/>sem_wait(&amp;mutex);</text:p>
      <text:p text:style-name="Standard"><text:s text:c="4"/>state[philosopher_id] = HUNGRY;</text:p>
      <text:p text:style-name="Standard"><text:s text:c="4"/>printf("Philosopher %d is hungry.\n", philosopher_id);</text:p>
      <text:p text:style-name="Standard"><text:s text:c="4"/>test(philosopher_id);</text:p>
      <text:p text:style-name="Standard"><text:s text:c="4"/>sem_post(&amp;mutex);</text:p>
      <text:p text:style-name="Standard"><text:s text:c="4"/>sem_wait(&amp;chopsticks[philosopher_id]);</text:p>
      <text:p text:style-name="Standard">}</text:p>
      <text:p text:style-name="Standard"/>
      <text:p text:style-name="Standard">void put_away_forks(int philosopher_id) {</text:p>
      <text:p text:style-name="Standard"><text:s text:c="4"/>sem_wait(&amp;mutex);</text:p>
      <text:p text:style-name="Standard"><text:s text:c="4"/>state[philosopher_id] = THINKING;</text:p>
      <text:p text:style-name="Standard"><text:s text:c="4"/>printf("Philosopher %d is thinking.\n", philosopher_id);</text:p>
      <text:p text:style-name="Standard"><text:s text:c="4"/>test((philosopher_id + NUM_PHILOSOPHERS - 1) % NUM_PHILOSOPHERS);</text:p>
      <text:p text:style-name="Standard"><text:s text:c="4"/>test((philosopher_id + 1) % NUM_PHILOSOPHERS);</text:p>
      <text:p text:style-name="Standard"><text:s text:c="4"/>sem_post(&amp;mutex);</text:p>
      <text:p text:style-name="Standard">}</text:p>
      <text:p text:style-name="Standard"/>
      <text:p text:style-name="Standard">void test(int philosopher_id) {</text:p>
      <text:p text:style-name="Standard"><text:s text:c="4"/>if (state[philosopher_id] == HUNGRY &amp;&amp;</text:p>
      <text:p text:style-name="Standard"><text:s text:c="8"/>state[(philosopher_id + NUM_PHILOSOPHERS - 1) % NUM_PHILOSOPHERS] != EATING &amp;&amp;</text:p>
      <text:p text:style-name="Standard"><text:s text:c="8"/>state[(philosopher_id + 1) % NUM_PHILOSOPHERS] != EATING) {</text:p>
      <text:p text:style-name="Standard"><text:s text:c="8"/>state[philosopher_id] = EATING;</text:p>
      <text:p text:style-name="Standard"><text:s text:c="8"/>printf("Philosopher %d is eating.\n", philosopher_id);</text:p>
      <text:p text:style-name="Standard"><text:s text:c="8"/>sem_post(&amp;chopsticks[philosopher_id]);</text:p>
      <text:p text:style-name="Standard"><text:s text:c="8"/>total_eat_count++;</text:p>
      <text:p text:style-name="Standard"><text:s text:c="4"/>}</text:p>
      <text:p text:style-name="Standard">}</text:p>
      <text:p text:style-name="Standard"/>
      <text:p text:style-name="Standard">void* philosopher(void* arg) {</text:p>
      <text:p text:style-name="Standard"><text:s text:c="4"/>int philosopher_id = *((int*)arg);</text:p>
      <text:p text:style-name="Standard"><text:s text:c="4"/>while (total_eat_count &lt; NUM_PHILOSOPHERS) {</text:p>
      <text:p text:style-name="Standard"><text:s text:c="8"/>// Thinking</text:p>
      <text:p text:style-name="Standard"><text:s text:c="8"/>sleep(1);</text:p>
      <text:p text:style-name="Standard"/>
      <text:p text:style-name="Standard"><text:s text:c="8"/>// Hungry and trying to eat</text:p>
      <text:p text:style-name="Standard"><text:s text:c="8"/>grab_forks(philosopher_id);</text:p>
      <text:p text:style-name="Standard"/>
      <text:p text:style-name="Standard"><text:s text:c="8"/>// Eating</text:p>
      <text:p text:style-name="Standard"><text:soft-page-break/><text:s text:c="8"/>sleep(1);</text:p>
      <text:p text:style-name="Standard"/>
      <text:p text:style-name="Standard"><text:s text:c="8"/>// Done eating, put away forks</text:p>
      <text:p text:style-name="Standard"><text:s text:c="8"/>put_away_forks(philosopher_id);</text:p>
      <text:p text:style-name="Standard"><text:s text:c="4"/>}</text:p>
      <text:p text:style-name="Standard">}</text:p>
      <text:p text:style-name="Standard"/>
      <text:p text:style-name="Standard">int main() {</text:p>
      <text:p text:style-name="Standard"><text:s text:c="4"/>pthread_t philosophers[NUM_PHILOSOPHERS];</text:p>
      <text:p text:style-name="Standard"><text:s text:c="4"/>int philosopher_ids[NUM_PHILOSOPHERS];</text:p>
      <text:p text:style-name="Standard"/>
      <text:p text:style-name="Standard"><text:s text:c="4"/>sem_init(&amp;mutex, 0, 1);</text:p>
      <text:p text:style-name="Standard"/>
      <text:p text:style-name="Standard"><text:s text:c="4"/>for (int i = 0; i &lt; NUM_PHILOSOPHERS; i++) {</text:p>
      <text:p text:style-name="Standard"><text:s text:c="8"/>sem_init(&amp;chopsticks[i], 0, 0);</text:p>
      <text:p text:style-name="Standard"><text:s text:c="8"/>philosopher_ids[i] = i;</text:p>
      <text:p text:style-name="Standard"><text:s text:c="8"/>pthread_create(&amp;philosophers[i], NULL, philosopher, &amp;philosopher_ids[i]);</text:p>
      <text:p text:style-name="Standard"><text:s text:c="4"/>}</text:p>
      <text:p text:style-name="Standard"/>
      <text:p text:style-name="Standard"><text:s text:c="4"/>for (int i = 0; i &lt; NUM_PHILOSOPHERS; i++) {</text:p>
      <text:p text:style-name="Standard"><text:s text:c="8"/>pthread_join(philosophers[i], NULL);</text:p>
      <text:p text:style-name="Standard"><text:s text:c="4"/>}</text:p>
      <text:p text:style-name="Standard"/>
      <text:p text:style-name="Standard"><text:s text:c="4"/>return 0;</text:p>
      <text:p text:style-name="Standard">}</text:p>
      <text:p text:style-name="Standard"/>
      <text:p text:style-name="Standard">//<text:span text:style-name="T3">THREE</text:span><text:span text:style-name="T1"><text:tab/></text:span></text:p>
      <text:p text:style-name="Standard">#include &lt;stdio.h&gt;</text:p>
      <text:p text:style-name="Standard">#include &lt;stdlib.h&gt;</text:p>
      <text:p text:style-name="Standard">#include &lt;pthread.h&gt;</text:p>
      <text:p text:style-name="Standard"/>
      <text:p text:style-name="Standard">#define N 10</text:p>
      <text:p text:style-name="Standard"/>
      <text:p text:style-name="Standard">pthread_mutex_t mutex = PTHREAD_MUTEX_INITIALIZER;</text:p>
      <text:p text:style-name="Standard">pthread_cond_t empty = PTHREAD_COND_INITIALIZER;</text:p>
      <text:p text:style-name="Standard">pthread_cond_t full = PTHREAD_COND_INITIALIZER;</text:p>
      <text:p text:style-name="Standard">int count = 0;</text:p>
      <text:p text:style-name="Standard">char buf[N];</text:p>
      <text:p text:style-name="Standard"/>
      <text:p text:style-name="Standard">void monenter() {</text:p>
      <text:p text:style-name="Standard"><text:s text:c="4"/>pthread_mutex_lock(&amp;mutex);</text:p>
      <text:p text:style-name="Standard">}</text:p>
      <text:p text:style-name="Standard"/>
      <text:p text:style-name="Standard">void monexit() {</text:p>
      <text:p text:style-name="Standard"><text:s text:c="4"/>pthread_mutex_unlock(&amp;mutex);</text:p>
      <text:p text:style-name="Standard">}</text:p>
      <text:p text:style-name="Standard"/>
      <text:p text:style-name="Standard">void moninsert(char alpha) {</text:p>
      <text:p text:style-name="Standard"><text:s text:c="4"/>monenter();</text:p>
      <text:p text:style-name="Standard"><text:s text:c="4"/>while (count == N) {</text:p>
      <text:p text:style-name="Standard"><text:s text:c="8"/>printf("Buffer is full. Waiting...\n");</text:p>
      <text:p text:style-name="Standard"><text:s text:c="8"/>pthread_cond_wait(&amp;full, &amp;mutex);</text:p>
      <text:p text:style-name="Standard"><text:soft-page-break/><text:s text:c="4"/>}</text:p>
      <text:p text:style-name="Standard"><text:s text:c="4"/>buf[(count++) % N] = alpha; // Insert alpha into buf, wrapping around when necessary</text:p>
      <text:p text:style-name="Standard"><text:s text:c="4"/>printf("Produced: %c\n", alpha);</text:p>
      <text:p text:style-name="Standard"><text:s text:c="4"/>if (count == 1) {</text:p>
      <text:p text:style-name="Standard"><text:s text:c="8"/>pthread_cond_signal(&amp;empty);</text:p>
      <text:p text:style-name="Standard"><text:s text:c="4"/>}</text:p>
      <text:p text:style-name="Standard"><text:s text:c="4"/>monexit();</text:p>
      <text:p text:style-name="Standard">}</text:p>
      <text:p text:style-name="Standard"/>
      <text:p text:style-name="Standard">char monremove() {</text:p>
      <text:p text:style-name="Standard"><text:s text:c="4"/>monenter();</text:p>
      <text:p text:style-name="Standard"><text:s text:c="4"/>while (count == 0) {</text:p>
      <text:p text:style-name="Standard"><text:s text:c="8"/>printf("Buffer is empty. Waiting...\n");</text:p>
      <text:p text:style-name="Standard"><text:s text:c="8"/>pthread_cond_wait(&amp;empty, &amp;mutex);</text:p>
      <text:p text:style-name="Standard"><text:s text:c="4"/>}</text:p>
      <text:p text:style-name="Standard"><text:s text:c="4"/>char item = buf[--count % N]; // Remove an item from buf, wrapping around when necessary</text:p>
      <text:p text:style-name="Standard"><text:s text:c="4"/>printf("Consumed: %c\n", item);</text:p>
      <text:p text:style-name="Standard"><text:s text:c="4"/>if (count == N - 1) {</text:p>
      <text:p text:style-name="Standard"><text:s text:c="8"/>pthread_cond_signal(&amp;full);</text:p>
      <text:p text:style-name="Standard"><text:s text:c="4"/>}</text:p>
      <text:p text:style-name="Standard"><text:s text:c="4"/>monexit();</text:p>
      <text:p text:style-name="Standard"><text:s text:c="4"/>return item;</text:p>
      <text:p text:style-name="Standard">}</text:p>
      <text:p text:style-name="Standard"/>
      <text:p text:style-name="Standard">void* producer(void* arg) {</text:p>
      <text:p text:style-name="Standard"><text:s text:c="4"/>while (1) {</text:p>
      <text:p text:style-name="Standard"><text:s text:c="8"/>char item = 'A' + rand() % 26; // Produce a random uppercase letter</text:p>
      <text:p text:style-name="Standard"><text:s text:c="8"/>moninsert(item);</text:p>
      <text:p text:style-name="Standard"><text:s text:c="4"/>}</text:p>
      <text:p text:style-name="Standard"><text:s text:c="4"/>return NULL;</text:p>
      <text:p text:style-name="Standard">}</text:p>
      <text:p text:style-name="Standard"/>
      <text:p text:style-name="Standard">void* consumer(void* arg) {</text:p>
      <text:p text:style-name="Standard"><text:s text:c="4"/>while (1) {</text:p>
      <text:p text:style-name="Standard"><text:s text:c="8"/>char item = monremove();</text:p>
      <text:p text:style-name="Standard"><text:s text:c="4"/>}</text:p>
      <text:p text:style-name="Standard"><text:s text:c="4"/>return NULL;</text:p>
      <text:p text:style-name="Standard">}</text:p>
      <text:p text:style-name="Standard"/>
      <text:p text:style-name="Standard">int main() {</text:p>
      <text:p text:style-name="Standard"><text:s text:c="4"/>pthread_t producer_threads[6];</text:p>
      <text:p text:style-name="Standard"><text:s text:c="4"/>pthread_t consumer_threads[6];</text:p>
      <text:p text:style-name="Standard"/>
      <text:p text:style-name="Standard"><text:s text:c="4"/>for (int i = 0; i &lt; 6; i++) {</text:p>
      <text:p text:style-name="Standard"><text:s text:c="8"/>pthread_create(&amp;producer_threads[i], NULL, producer, NULL);</text:p>
      <text:p text:style-name="Standard"><text:s text:c="8"/>pthread_create(&amp;consumer_threads[i], NULL, consumer, NULL);</text:p>
      <text:p text:style-name="Standard"><text:s text:c="4"/>}</text:p>
      <text:p text:style-name="Standard"/>
      <text:p text:style-name="Standard"><text:s text:c="4"/>for (int i = 0; i &lt; 6; i++) {</text:p>
      <text:p text:style-name="Standard"><text:s text:c="8"/>pthread_join(producer_threads[i], NULL);</text:p>
      <text:p text:style-name="Standard"><text:s text:c="8"/>pthread_join(consumer_threads[i], NULL);</text:p>
      <text:p text:style-name="Standard"><text:s text:c="4"/>}</text:p>
      <text:p text:style-name="Standard"><text:soft-page-break/></text:p>
      <text:p text:style-name="Standard"><text:s text:c="4"/>return 0;</text:p>
      <text:p text:style-name="Standard">}</text:p>
      <text:p text:style-name="P2">// <text:span text:style-name="T1">FOUR</text:span></text:p>
      <text:p text:style-name="P2"/>
      <text:p text:style-name="P3">#include &lt;stdio.h&gt;</text:p>
      <text:p text:style-name="P3">#include &lt;stdlib.h&gt;</text:p>
      <text:p text:style-name="P3">#include &lt;pthread.h&gt;</text:p>
      <text:p text:style-name="P3"/>
      <text:p text:style-name="P3">#define NUM_PHILOSOPHERS 5</text:p>
      <text:p text:style-name="P3">#define MAX_EAT_COUNT 1</text:p>
      <text:p text:style-name="P3"/>
      <text:p text:style-name="P3">pthread_mutex_t forks[NUM_PHILOSOPHERS];</text:p>
      <text:p text:style-name="P3">int eat_count[NUM_PHILOSOPHERS] = {0};</text:p>
      <text:p text:style-name="P3"/>
      <text:p text:style-name="P3">void monpickup(int philosopher_id) {</text:p>
      <text:p text:style-name="P3"><text:s text:c="4"/>pthread_mutex_lock(&amp;forks[philosopher_id]);</text:p>
      <text:p text:style-name="P3"><text:s text:c="4"/>pthread_mutex_lock(&amp;forks[(philosopher_id + 1) % NUM_PHILOSOPHERS]);</text:p>
      <text:p text:style-name="P3">}</text:p>
      <text:p text:style-name="P3"/>
      <text:p text:style-name="P3">void monputdown(int philosopher_id) {</text:p>
      <text:p text:style-name="P3"><text:s text:c="4"/>pthread_mutex_unlock(&amp;forks[philosopher_id]);</text:p>
      <text:p text:style-name="P3"><text:s text:c="4"/>pthread_mutex_unlock(&amp;forks[(philosopher_id + 1) % NUM_PHILOSOPHERS]);</text:p>
      <text:p text:style-name="P3">}</text:p>
      <text:p text:style-name="P3"/>
      <text:p text:style-name="P3">void* philosopher(void* arg) {</text:p>
      <text:p text:style-name="P3"><text:s text:c="4"/>int philosopher_id = *(int*)arg;</text:p>
      <text:p text:style-name="P3"><text:s text:c="4"/>while (eat_count[philosopher_id] &lt; MAX_EAT_COUNT) {</text:p>
      <text:p text:style-name="P3"><text:s text:c="8"/>// Think</text:p>
      <text:p text:style-name="P3"><text:s text:c="8"/>printf("Philosopher %d is thinking.\n", philosopher_id);</text:p>
      <text:p text:style-name="P3"><text:s text:c="8"/>// Pick up forks</text:p>
      <text:p text:style-name="P3"><text:s text:c="8"/>monpickup(philosopher_id);</text:p>
      <text:p text:style-name="P3"><text:s text:c="8"/>// Eat</text:p>
      <text:p text:style-name="P3"><text:s text:c="8"/>printf("Philosopher %d is eating.\n", philosopher_id);</text:p>
      <text:p text:style-name="P3"><text:s text:c="8"/>eat_count[philosopher_id]++;</text:p>
      <text:p text:style-name="P3"><text:s text:c="8"/>// Put down forks</text:p>
      <text:p text:style-name="P3"><text:s text:c="8"/>monputdown(philosopher_id);</text:p>
      <text:p text:style-name="P3"><text:s text:c="4"/>}</text:p>
      <text:p text:style-name="P3"><text:s text:c="4"/>return NULL;</text:p>
      <text:p text:style-name="P3">}</text:p>
      <text:p text:style-name="P3"/>
      <text:p text:style-name="P3">int main() {</text:p>
      <text:p text:style-name="P3"><text:s text:c="4"/>pthread_t philosopher_threads[NUM_PHILOSOPHERS];</text:p>
      <text:p text:style-name="P3"><text:s text:c="4"/>int philosopher_ids[NUM_PHILOSOPHERS];</text:p>
      <text:p text:style-name="P3"/>
      <text:p text:style-name="P3"><text:s text:c="4"/>for (int i = 0; i &lt; NUM_PHILOSOPHERS; i++) {</text:p>
      <text:p text:style-name="P3"><text:s text:c="8"/>pthread_mutex_init(&amp;forks[i], NULL);</text:p>
      <text:p text:style-name="P3"><text:s text:c="8"/>philosopher_ids[i] = i;</text:p>
      <text:p text:style-name="P3"><text:s text:c="8"/>pthread_create(&amp;philosopher_threads[i], NULL, philosopher, &amp;philosopher_ids[i]);</text:p>
      <text:p text:style-name="P3"><text:s text:c="4"/>}</text:p>
      <text:p text:style-name="P3"/>
      <text:p text:style-name="P3"><text:s text:c="4"/>for (int i = 0; i &lt; NUM_PHILOSOPHERS; i++) {</text:p>
      <text:p text:style-name="P3"><text:soft-page-break/><text:s text:c="8"/>pthread_join(philosopher_threads[i], NULL);</text:p>
      <text:p text:style-name="P3"><text:s text:c="4"/>}</text:p>
      <text:p text:style-name="P3"/>
      <text:p text:style-name="P3"><text:s text:c="4"/>return 0;</text:p>
      <text:p text:style-name="P3">}</text:p>
      <text:p text:style-name="P2">// <text:span text:style-name="T1">FIVE</text:span></text:p>
      <text:p text:style-name="P3">#include &lt;stdio.h&gt;</text:p>
      <text:p text:style-name="P3">#include &lt;stdlib.h&gt;</text:p>
      <text:p text:style-name="P3"/>
      <text:p text:style-name="P3">int main() {</text:p>
      <text:p text:style-name="P3"><text:s text:c="4"/>printf("locatoin of code: %p\n",(void*) main);</text:p>
      <text:p text:style-name="P3"><text:s text:c="4"/>printf("location of head: %p\n",(void*) malloc(1)); </text:p>
      <text:p text:style-name="P3"/>
      <text:p text:style-name="P3"><text:s text:c="4"/>int z=3;</text:p>
      <text:p text:style-name="P3"><text:s text:c="4"/>printf("location of the stack: %p\n",(void*) &amp;z);</text:p>
      <text:p text:style-name="P3"/>
      <text:p text:style-name="P3"><text:s text:c="4"/>int *x, *y;</text:p>
      <text:p text:style-name="P3"><text:s text:c="4"/></text:p>
      <text:p text:style-name="P3"><text:s text:c="4"/>x = malloc(50 * sizeof(int));</text:p>
      <text:p text:style-name="P3"><text:s text:c="4"/>if(!x) {</text:p>
      <text:p text:style-name="P3"><text:s text:c="8"/>perror("malloc");</text:p>
      <text:p text:style-name="P3"><text:s text:c="8"/>return -1;</text:p>
      <text:p text:style-name="P3"><text:s text:c="4"/>}</text:p>
      <text:p text:style-name="P3"><text:s text:c="4"/>y = calloc(50,sizeof(int));</text:p>
      <text:p text:style-name="P3"><text:s text:c="4"/>if(!y) {</text:p>
      <text:p text:style-name="P3"><text:s text:c="8"/>perror("calloc");</text:p>
      <text:p text:style-name="P3"><text:s text:c="8"/>return -1;</text:p>
      <text:p text:style-name="P3"><text:s text:c="4"/>}</text:p>
      <text:p text:style-name="P3"/>
      <text:p text:style-name="P3"><text:s text:c="4"/>for(int i = 0; i&lt;50; i++){</text:p>
      <text:p text:style-name="P3"><text:s text:c="8"/>printf("%d", *x);</text:p>
      <text:p text:style-name="P3"><text:s text:c="8"/>x++;</text:p>
      <text:p text:style-name="P3"><text:s text:c="4"/>}printf("\n");</text:p>
      <text:p text:style-name="P3"><text:s text:c="4"/>for(int i = 0; i&lt;50; i++){</text:p>
      <text:p text:style-name="P3"><text:s text:c="8"/>printf("%d", *y);</text:p>
      <text:p text:style-name="P3"><text:s text:c="8"/>y++;</text:p>
      <text:p text:style-name="P3"><text:s text:c="4"/>}printf("\n");</text:p>
      <text:p text:style-name="P3"/>
      <text:p text:style-name="P3"><text:s text:c="4"/>return 0;</text:p>
      <text:p text:style-name="P3">}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22:09:39.341969275</meta:creation-date>
    <dc:date>2023-10-19T22:14:44.003465535</dc:date>
    <meta:editing-duration>PT5M5S</meta:editing-duration>
    <meta:editing-cycles>1</meta:editing-cycles>
    <meta:document-statistic meta:table-count="0" meta:image-count="0" meta:object-count="0" meta:page-count="9" meta:paragraph-count="381" meta:word-count="1148" meta:character-count="10522" meta:non-whitespace-character-count="7996"/>
    <meta:generator>LibreOffice/7.4.7.2$Linux_X86_64 LibreOffice_project/40$Build-2</meta:generator>
  </office:meta>
</office:document-meta>
</file>